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3.491cm"/>
    </style:style>
    <style:style style:name="gr5" style:family="graphic" style:parent-style-name="standard">
      <style:graphic-properties draw:stroke="none" svg:stroke-color="#000000" draw:fill="none" draw:fill-color="#ffffff" fo:min-height="2.40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6.8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5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5.145cm" svg:y="25.062cm">
          <draw:text-box>
            <text:p>Cr1(l,t) <text:s/>= 0,308 <text:s text:c="2"/>= (25/75)/(52/48)</text:p>
            <text:p>Cr2(r,b) = 0,204 <text:s text:c="2"/>= (25/75)/(62/38) </text:p>
          </draw:text-box>
        </draw:frame>
        <draw:frame draw:style-name="gr4" draw:layer="layout" svg:width="5.035cm" svg:height="3.741cm" svg:x="8.321cm" svg:y="23.52cm">
          <draw:text-box>
            <text:p>Tag2</text:p>
            <text:p/>
          </draw:text-box>
        </draw:frame>
        <draw:frame draw:style-name="gr5" draw:layer="layout" svg:width="1.77cm" svg:height="2.653cm" svg:x="5.935cm" svg:y="5.898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7-23T10:19:32</dc:date>
    <dc:creator>Matthias </dc:creator>
    <meta:editing-duration>PT1H47M45S</meta:editing-duration>
    <meta:editing-cycles>14</meta:editing-cycles>
    <meta:generator>LibreOffice/3.5$Linux_X86_64 LibreOffice_project/350m1$Build-2</meta:generator>
    <meta:printed-by>Matthias </meta:printed-by>
    <meta:print-date>2013-07-23T09:45:25</meta:print-date>
    <meta:document-statistic meta:object-count="15"/>
  </office:meta>
</office:document-meta>
</file>